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in" svg:height="3.8799in" svg:x="6.3307in" svg:y="3.0012in">
            <draw:object draw:notify-on-update-of-ranges="Sheet1.A9:Sheet1.A60 Sheet1.B9:Sheet1.B60 Sheet1.D9:Sheet1.D6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 table:number-rows-repeated="8">
          <table:table-cell table:number-columns-repeated="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ccuracy (w.r.t. mean)</text:p>
          </table:table-cell>
          <table:table-cell office:value-type="string" calcext:value-type="string">
            <text:p>dataset scoredataset score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7.9870233852581" calcext:value-type="float">
            <text:p>87.9870233852581</text:p>
          </table:table-cell>
          <table:table-cell office:value-type="float" office:value="0.201930699975899" calcext:value-type="float">
            <text:p>0.201930699975899</text:p>
          </table:table-cell>
          <table:table-cell table:formula="of:=[.C10]*100" office:value-type="float" office:value="20.1930699975899" calcext:value-type="float">
            <text:p>20.193069997589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8.0191032324242" calcext:value-type="float">
            <text:p>88.0191032324242</text:p>
          </table:table-cell>
          <table:table-cell office:value-type="float" office:value="0.20611099915408" calcext:value-type="float">
            <text:p>0.20611099915408</text:p>
          </table:table-cell>
          <table:table-cell table:formula="of:=[.C11]*100" office:value-type="float" office:value="20.611099915408" calcext:value-type="float">
            <text:p>20.6110999154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8.0738084335828" calcext:value-type="float">
            <text:p>88.0738084335828</text:p>
          </table:table-cell>
          <table:table-cell office:value-type="float" office:value="0.214672391548965" calcext:value-type="float">
            <text:p>0.214672391548965</text:p>
          </table:table-cell>
          <table:table-cell table:formula="of:=[.C12]*100" office:value-type="float" office:value="21.4672391548965" calcext:value-type="float">
            <text:p>21.467239154896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8.0366303788436" calcext:value-type="float">
            <text:p>88.0366303788436</text:p>
          </table:table-cell>
          <table:table-cell office:value-type="float" office:value="0.214528811325967" calcext:value-type="float">
            <text:p>0.214528811325967</text:p>
          </table:table-cell>
          <table:table-cell table:formula="of:=[.C13]*100" office:value-type="float" office:value="21.4528811325967" calcext:value-type="float">
            <text:p>21.45288113259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8.0637877555829" calcext:value-type="float">
            <text:p>88.0637877555829</text:p>
          </table:table-cell>
          <table:table-cell office:value-type="float" office:value="0.216408859631864" calcext:value-type="float">
            <text:p>0.216408859631864</text:p>
          </table:table-cell>
          <table:table-cell table:formula="of:=[.C14]*100" office:value-type="float" office:value="21.6408859631864" calcext:value-type="float">
            <text:p>21.64088596318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.0656771344176" calcext:value-type="float">
            <text:p>88.0656771344176</text:p>
          </table:table-cell>
          <table:table-cell office:value-type="float" office:value="0.22464817361946" calcext:value-type="float">
            <text:p>0.22464817361946</text:p>
          </table:table-cell>
          <table:table-cell table:formula="of:=[.C15]*100" office:value-type="float" office:value="22.464817361946" calcext:value-type="float">
            <text:p>22.46481736194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8.2388890736903" calcext:value-type="float">
            <text:p>88.2388890736903</text:p>
          </table:table-cell>
          <table:table-cell office:value-type="float" office:value="0.216408859631864" calcext:value-type="float">
            <text:p>0.216408859631864</text:p>
          </table:table-cell>
          <table:table-cell table:formula="of:=[.C16]*100" office:value-type="float" office:value="21.6408859631864" calcext:value-type="float">
            <text:p>21.640885963186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8.2762395944399" calcext:value-type="float">
            <text:p>88.2762395944399</text:p>
          </table:table-cell>
          <table:table-cell office:value-type="float" office:value="0.226545518458434" calcext:value-type="float">
            <text:p>0.226545518458434</text:p>
          </table:table-cell>
          <table:table-cell table:formula="of:=[.C17]*100" office:value-type="float" office:value="22.6545518458434" calcext:value-type="float">
            <text:p>22.654551845843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8.2911680727035" calcext:value-type="float">
            <text:p>88.2911680727035</text:p>
          </table:table-cell>
          <table:table-cell office:value-type="float" office:value="0.226545518458434" calcext:value-type="float">
            <text:p>0.226545518458434</text:p>
          </table:table-cell>
          <table:table-cell table:formula="of:=[.C18]*100" office:value-type="float" office:value="22.6545518458434" calcext:value-type="float">
            <text:p>22.654551845843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8.2846525483985" calcext:value-type="float">
            <text:p>88.2846525483985</text:p>
          </table:table-cell>
          <table:table-cell office:value-type="float" office:value="0.225267839117079" calcext:value-type="float">
            <text:p>0.225267839117079</text:p>
          </table:table-cell>
          <table:table-cell table:formula="of:=[.C19]*100" office:value-type="float" office:value="22.5267839117079" calcext:value-type="float">
            <text:p>22.526783911707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8.3255751575042" calcext:value-type="float">
            <text:p>88.3255751575042</text:p>
          </table:table-cell>
          <table:table-cell office:value-type="float" office:value="0.229004462610468" calcext:value-type="float">
            <text:p>0.229004462610468</text:p>
          </table:table-cell>
          <table:table-cell table:formula="of:=[.C20]*100" office:value-type="float" office:value="22.9004462610468" calcext:value-type="float">
            <text:p>22.900446261046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8.3508176552542" calcext:value-type="float">
            <text:p>88.3508176552542</text:p>
          </table:table-cell>
          <table:table-cell office:value-type="float" office:value="0.230681425765769" calcext:value-type="float">
            <text:p>0.230681425765769</text:p>
          </table:table-cell>
          <table:table-cell table:formula="of:=[.C21]*100" office:value-type="float" office:value="23.0681425765769" calcext:value-type="float">
            <text:p>23.068142576576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7.8195637623616" calcext:value-type="float">
            <text:p>87.8195637623616</text:p>
          </table:table-cell>
          <table:table-cell office:value-type="float" office:value="0.170193876528059" calcext:value-type="float">
            <text:p>0.170193876528059</text:p>
          </table:table-cell>
          <table:table-cell table:formula="of:=[.C22]*100" office:value-type="float" office:value="17.0193876528059" calcext:value-type="float">
            <text:p>17.019387652805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7.1971272313028" calcext:value-type="float">
            <text:p>87.1971272313028</text:p>
          </table:table-cell>
          <table:table-cell office:value-type="float" office:value="0.0949904808746364" calcext:value-type="float">
            <text:p>0.0949904808746364</text:p>
          </table:table-cell>
          <table:table-cell table:formula="of:=[.C23]*100" office:value-type="float" office:value="9.49904808746364" calcext:value-type="float">
            <text:p>9.4990480874636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7.1746994448766" calcext:value-type="float">
            <text:p>87.1746994448766</text:p>
          </table:table-cell>
          <table:table-cell office:value-type="float" office:value="0.0896551238096038" calcext:value-type="float">
            <text:p>0.0896551238096038</text:p>
          </table:table-cell>
          <table:table-cell table:formula="of:=[.C24]*100" office:value-type="float" office:value="8.96551238096038" calcext:value-type="float">
            <text:p>8.9655123809603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7.2475793368019" calcext:value-type="float">
            <text:p>87.2475793368019</text:p>
          </table:table-cell>
          <table:table-cell office:value-type="float" office:value="0.0962665274883427" calcext:value-type="float">
            <text:p>0.0962665274883427</text:p>
          </table:table-cell>
          <table:table-cell table:formula="of:=[.C25]*100" office:value-type="float" office:value="9.62665274883427" calcext:value-type="float">
            <text:p>9.6266527488342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7.5436839397999" calcext:value-type="float">
            <text:p>87.5436839397999</text:p>
          </table:table-cell>
          <table:table-cell office:value-type="float" office:value="0.13139849691002" calcext:value-type="float">
            <text:p>0.13139849691002</text:p>
          </table:table-cell>
          <table:table-cell table:formula="of:=[.C26]*100" office:value-type="float" office:value="13.139849691002" calcext:value-type="float">
            <text:p>13.13984969100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7.6810575652051" calcext:value-type="float">
            <text:p>87.6810575652051</text:p>
          </table:table-cell>
          <table:table-cell office:value-type="float" office:value="0.143956273364909" calcext:value-type="float">
            <text:p>0.143956273364909</text:p>
          </table:table-cell>
          <table:table-cell table:formula="of:=[.C27]*100" office:value-type="float" office:value="14.3956273364909" calcext:value-type="float">
            <text:p>14.395627336490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7.6205806386175" calcext:value-type="float">
            <text:p>87.6205806386175</text:p>
          </table:table-cell>
          <table:table-cell office:value-type="float" office:value="0.14352394870002" calcext:value-type="float">
            <text:p>0.14352394870002</text:p>
          </table:table-cell>
          <table:table-cell table:formula="of:=[.C28]*100" office:value-type="float" office:value="14.352394870002" calcext:value-type="float">
            <text:p>14.35239487000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7.86085487612" calcext:value-type="float">
            <text:p>87.86085487612</text:p>
          </table:table-cell>
          <table:table-cell office:value-type="float" office:value="0.168965413506794" calcext:value-type="float">
            <text:p>0.168965413506794</text:p>
          </table:table-cell>
          <table:table-cell table:formula="of:=[.C29]*100" office:value-type="float" office:value="16.8965413506794" calcext:value-type="float">
            <text:p>16.896541350679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7.8635139691521" calcext:value-type="float">
            <text:p>87.8635139691521</text:p>
          </table:table-cell>
          <table:table-cell office:value-type="float" office:value="0.167291593867054" calcext:value-type="float">
            <text:p>0.167291593867054</text:p>
          </table:table-cell>
          <table:table-cell table:formula="of:=[.C30]*100" office:value-type="float" office:value="16.7291593867054" calcext:value-type="float">
            <text:p>16.729159386705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7.852600241462" calcext:value-type="float">
            <text:p>87.852600241462</text:p>
          </table:table-cell>
          <table:table-cell office:value-type="float" office:value="0.164720195155348" calcext:value-type="float">
            <text:p>0.164720195155348</text:p>
          </table:table-cell>
          <table:table-cell table:formula="of:=[.C31]*100" office:value-type="float" office:value="16.4720195155348" calcext:value-type="float">
            <text:p>16.472019515534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7.9767305442541" calcext:value-type="float">
            <text:p>87.9767305442541</text:p>
          </table:table-cell>
          <table:table-cell office:value-type="float" office:value="0.171982185135362" calcext:value-type="float">
            <text:p>0.171982185135362</text:p>
          </table:table-cell>
          <table:table-cell table:formula="of:=[.C32]*100" office:value-type="float" office:value="17.1982185135362" calcext:value-type="float">
            <text:p>17.198218513536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7.9382188494771" calcext:value-type="float">
            <text:p>87.9382188494771</text:p>
          </table:table-cell>
          <table:table-cell office:value-type="float" office:value="0.162387021830996" calcext:value-type="float">
            <text:p>0.162387021830996</text:p>
          </table:table-cell>
          <table:table-cell table:formula="of:=[.C33]*100" office:value-type="float" office:value="16.2387021830996" calcext:value-type="float">
            <text:p>16.238702183099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7.8747442000029" calcext:value-type="float">
            <text:p>87.8747442000029</text:p>
          </table:table-cell>
          <table:table-cell office:value-type="float" office:value="0.151009091390831" calcext:value-type="float">
            <text:p>0.151009091390831</text:p>
          </table:table-cell>
          <table:table-cell table:formula="of:=[.C34]*100" office:value-type="float" office:value="15.1009091390831" calcext:value-type="float">
            <text:p>15.100909139083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7.9574371527708" calcext:value-type="float">
            <text:p>87.9574371527708</text:p>
          </table:table-cell>
          <table:table-cell office:value-type="float" office:value="0.161094218632649" calcext:value-type="float">
            <text:p>0.161094218632649</text:p>
          </table:table-cell>
          <table:table-cell table:formula="of:=[.C35]*100" office:value-type="float" office:value="16.1094218632649" calcext:value-type="float">
            <text:p>16.109421863264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8.0591891666388" calcext:value-type="float">
            <text:p>88.0591891666388</text:p>
          </table:table-cell>
          <table:table-cell office:value-type="float" office:value="0.174076917504846" calcext:value-type="float">
            <text:p>0.174076917504846</text:p>
          </table:table-cell>
          <table:table-cell table:formula="of:=[.C36]*100" office:value-type="float" office:value="17.4076917504846" calcext:value-type="float">
            <text:p>17.407691750484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7.9964248641716" calcext:value-type="float">
            <text:p>87.9964248641716</text:p>
          </table:table-cell>
          <table:table-cell office:value-type="float" office:value="0.167389108458241" calcext:value-type="float">
            <text:p>0.167389108458241</text:p>
          </table:table-cell>
          <table:table-cell table:formula="of:=[.C37]*100" office:value-type="float" office:value="16.7389108458241" calcext:value-type="float">
            <text:p>16.738910845824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7.9925711029349" calcext:value-type="float">
            <text:p>87.9925711029349</text:p>
          </table:table-cell>
          <table:table-cell office:value-type="float" office:value="0.171125545570403" calcext:value-type="float">
            <text:p>0.171125545570403</text:p>
          </table:table-cell>
          <table:table-cell table:formula="of:=[.C38]*100" office:value-type="float" office:value="17.1125545570403" calcext:value-type="float">
            <text:p>17.112554557040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6.4582960985792" calcext:value-type="float">
            <text:p>86.4582960985792</text:p>
          </table:table-cell>
          <table:table-cell office:value-type="float" office:value="0.0345437856723466" calcext:value-type="float">
            <text:p>0.0345437856723466</text:p>
          </table:table-cell>
          <table:table-cell table:formula="of:=[.C39]*100" office:value-type="float" office:value="3.45437856723466" calcext:value-type="float">
            <text:p>3.4543785672346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3.1761589015301" calcext:value-type="float">
            <text:p>83.1761589015301</text:p>
          </table:table-cell>
          <table:table-cell office:value-type="float" office:value="-0.323075953111197" calcext:value-type="float">
            <text:p>-0.323075953111197</text:p>
          </table:table-cell>
          <table:table-cell table:formula="of:=[.C40]*100" office:value-type="float" office:value="-32.3075953111197" calcext:value-type="float">
            <text:p>-32.307595311119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2.8191106009151" calcext:value-type="float">
            <text:p>82.8191106009151</text:p>
          </table:table-cell>
          <table:table-cell office:value-type="float" office:value="-0.2964993447" calcext:value-type="float">
            <text:p>-0.2964993447</text:p>
          </table:table-cell>
          <table:table-cell table:formula="of:=[.C41]*100" office:value-type="float" office:value="-29.64993447" calcext:value-type="float">
            <text:p>-29.6499344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3.2008978866687" calcext:value-type="float">
            <text:p>83.2008978866687</text:p>
          </table:table-cell>
          <table:table-cell office:value-type="float" office:value="-0.30592636887" calcext:value-type="float">
            <text:p>-0.30592636887</text:p>
          </table:table-cell>
          <table:table-cell table:formula="of:=[.C42]*100" office:value-type="float" office:value="-30.592636887" calcext:value-type="float">
            <text:p>-30.59263688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3.1106395948056" calcext:value-type="float">
            <text:p>83.1106395948056</text:p>
          </table:table-cell>
          <table:table-cell office:value-type="float" office:value="-0.43609654037" calcext:value-type="float">
            <text:p>-0.43609654037</text:p>
          </table:table-cell>
          <table:table-cell table:formula="of:=[.C43]*100" office:value-type="float" office:value="-43.609654037" calcext:value-type="float">
            <text:p>-43.60965403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2.3970767498004" calcext:value-type="float">
            <text:p>82.3970767498004</text:p>
          </table:table-cell>
          <table:table-cell office:value-type="float" office:value="-0.43609654" calcext:value-type="float">
            <text:p>-0.43609654</text:p>
          </table:table-cell>
          <table:table-cell table:formula="of:=[.C44]*100" office:value-type="float" office:value="-43.609654" calcext:value-type="float">
            <text:p>-43.60965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2.6660159952269" calcext:value-type="float">
            <text:p>82.6660159952269</text:p>
          </table:table-cell>
          <table:table-cell office:value-type="float" office:value="-0.3755408167" calcext:value-type="float">
            <text:p>-0.3755408167</text:p>
          </table:table-cell>
          <table:table-cell table:formula="of:=[.C45]*100" office:value-type="float" office:value="-37.55408167" calcext:value-type="float">
            <text:p>-37.5540816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2.2980777983506" calcext:value-type="float">
            <text:p>82.2980777983506</text:p>
          </table:table-cell>
          <table:table-cell office:value-type="float" office:value="-0.5922987" calcext:value-type="float">
            <text:p>-0.5922987</text:p>
          </table:table-cell>
          <table:table-cell table:formula="of:=[.C46]*100" office:value-type="float" office:value="-59.22987" calcext:value-type="float">
            <text:p>-59.2298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2.3639856377962" calcext:value-type="float">
            <text:p>82.3639856377962</text:p>
          </table:table-cell>
          <table:table-cell office:value-type="float" office:value="-0.59074637" calcext:value-type="float">
            <text:p>-0.59074637</text:p>
          </table:table-cell>
          <table:table-cell table:formula="of:=[.C47]*100" office:value-type="float" office:value="-59.074637" calcext:value-type="float">
            <text:p>-59.07463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7.5254881030639" calcext:value-type="float">
            <text:p>87.5254881030639</text:p>
          </table:table-cell>
          <table:table-cell office:value-type="float" office:value="0.112528067164" calcext:value-type="float">
            <text:p>0.112528067164</text:p>
          </table:table-cell>
          <table:table-cell table:formula="of:=[.C48]*100" office:value-type="float" office:value="11.2528067164" calcext:value-type="float">
            <text:p>11.252806716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7.213034101476" calcext:value-type="float">
            <text:p>87.213034101476</text:p>
          </table:table-cell>
          <table:table-cell office:value-type="float" office:value="0.11694" calcext:value-type="float">
            <text:p>0.11694</text:p>
          </table:table-cell>
          <table:table-cell table:formula="of:=[.C49]*100" office:value-type="float" office:value="11.694" calcext:value-type="float">
            <text:p>11.69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7.1860547470854" calcext:value-type="float">
            <text:p>87.1860547470854</text:p>
          </table:table-cell>
          <table:table-cell office:value-type="float" office:value="0.0225141653598" calcext:value-type="float">
            <text:p>0.0225141653598</text:p>
          </table:table-cell>
          <table:table-cell table:formula="of:=[.C50]*100" office:value-type="float" office:value="2.25141653598" calcext:value-type="float">
            <text:p>2.2514165359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7.1071899387071" calcext:value-type="float">
            <text:p>87.1071899387071</text:p>
          </table:table-cell>
          <table:table-cell office:value-type="float" office:value="0.033167104342715" calcext:value-type="float">
            <text:p>0.033167104342715</text:p>
          </table:table-cell>
          <table:table-cell table:formula="of:=[.C51]*100" office:value-type="float" office:value="3.3167104342715" calcext:value-type="float">
            <text:p>3.316710434271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7.1230908769834" calcext:value-type="float">
            <text:p>87.1230908769834</text:p>
          </table:table-cell>
          <table:table-cell office:value-type="float" office:value="0.006972246267" calcext:value-type="float">
            <text:p>0.006972246267</text:p>
          </table:table-cell>
          <table:table-cell table:formula="of:=[.C52]*100" office:value-type="float" office:value="0.6972246267" calcext:value-type="float">
            <text:p>0.697224626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7.0418944071144" calcext:value-type="float">
            <text:p>87.0418944071144</text:p>
          </table:table-cell>
          <table:table-cell office:value-type="float" office:value="-0.01299" calcext:value-type="float">
            <text:p>-0.01299</text:p>
          </table:table-cell>
          <table:table-cell table:formula="of:=[.C53]*100" office:value-type="float" office:value="-1.299" calcext:value-type="float">
            <text:p>-1.29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2.1513011015589" calcext:value-type="float">
            <text:p>82.1513011015589</text:p>
          </table:table-cell>
          <table:table-cell office:value-type="float" office:value="-0.51553924" calcext:value-type="float">
            <text:p>-0.51553924</text:p>
          </table:table-cell>
          <table:table-cell table:formula="of:=[.C54]*100" office:value-type="float" office:value="-51.553924" calcext:value-type="float">
            <text:p>-51.55392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1.7350289143417" calcext:value-type="float">
            <text:p>81.7350289143417</text:p>
          </table:table-cell>
          <table:table-cell office:value-type="float" office:value="-0.5416485" calcext:value-type="float">
            <text:p>-0.5416485</text:p>
          </table:table-cell>
          <table:table-cell table:formula="of:=[.C55]*100" office:value-type="float" office:value="-54.16485" calcext:value-type="float">
            <text:p>-54.1648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1.6442760627504" calcext:value-type="float">
            <text:p>81.6442760627504</text:p>
          </table:table-cell>
          <table:table-cell office:value-type="float" office:value="-0.54164853" calcext:value-type="float">
            <text:p>-0.54164853</text:p>
          </table:table-cell>
          <table:table-cell table:formula="of:=[.C56]*100" office:value-type="float" office:value="-54.164853" calcext:value-type="float">
            <text:p>-54.16485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1.6110898431927" calcext:value-type="float">
            <text:p>81.6110898431927</text:p>
          </table:table-cell>
          <table:table-cell office:value-type="float" office:value="-0.667197964" calcext:value-type="float">
            <text:p>-0.667197964</text:p>
          </table:table-cell>
          <table:table-cell table:formula="of:=[.C57]*100" office:value-type="float" office:value="-66.7197964" calcext:value-type="float">
            <text:p>-66.719796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1.7281918380703" calcext:value-type="float">
            <text:p>81.7281918380703</text:p>
          </table:table-cell>
          <table:table-cell office:value-type="float" office:value="-0.672518275" calcext:value-type="float">
            <text:p>-0.672518275</text:p>
          </table:table-cell>
          <table:table-cell table:formula="of:=[.C58]*100" office:value-type="float" office:value="-67.2518275" calcext:value-type="float">
            <text:p>-67.251827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2.5020213837219" calcext:value-type="float">
            <text:p>82.5020213837219</text:p>
          </table:table-cell>
          <table:table-cell office:value-type="float" office:value="-0.648672663193" calcext:value-type="float">
            <text:p>-0.648672663193</text:p>
          </table:table-cell>
          <table:table-cell table:formula="of:=[.C59]*100" office:value-type="float" office:value="-64.8672663193" calcext:value-type="float">
            <text:p>-64.867266319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2.5020213837219" calcext:value-type="float">
            <text:p>82.5020213837219</text:p>
          </table:table-cell>
          <table:table-cell office:value-type="float" office:value="-0.578075246" calcext:value-type="float">
            <text:p>-0.578075246</text:p>
          </table:table-cell>
          <table:table-cell table:formula="of:=[.C60]*100" office:value-type="float" office:value="-57.8075246" calcext:value-type="float">
            <text:p>-57.80752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1T19:24:42.355635927</meta:creation-date>
    <dc:date>2023-07-02T09:53:44.993444331</dc:date>
    <meta:editing-duration>PT12H20M31S</meta:editing-duration>
    <meta:editing-cycles>1</meta:editing-cycles>
    <meta:document-statistic meta:table-count="1" meta:cell-count="207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856cm" xlink:href=".." xlink:type="simple" chart:class="chart:line" chart:style-name="ch1">
        <chart:legend chart:legend-position="end" svg:x="2.395cm" svg:y="7.009cm" style:legend-expansion="custom" svg:width="4.334cm" svg:height="1.2cm" style:legend-expansion-aspect-ratio="3.61166666666667" chart:style-name="ch2"/>
        <chart:plot-area chart:style-name="ch3" table:cell-range-address="Sheet1.A9:Sheet1.B60 Sheet1.D9:Sheet1.D60" chart:data-source-has-labels="both" svg:x="1.329cm" svg:y="0.196cm" svg:width="14.202cm" svg:height="8.481cm">
          <chart:coordinate-region svg:x="2.136cm" svg:y="0.396cm" svg:width="13.255cm" svg:height="8.082cm"/>
          <chart:axis chart:dimension="x" chart:name="primary-x" chart:style-name="ch4" chartooo:axis-type="auto">
            <chartooo:date-scale/>
            <chart:title svg:x="6.997cm" svg:y="8.874cm" chart:style-name="ch5">
              <text:p>Number of features</text:p>
            </chart:title>
            <chart:categories table:cell-range-address="Sheet1.A9:Sheet1.A60"/>
          </chart:axis>
          <chart:axis chart:dimension="y" chart:name="primary-y" chart:style-name="ch4">
            <chart:title svg:x="0.45cm" svg:y="5.657cm" chart:style-name="ch6">
              <text:p>Percent of score</text:p>
            </chart:title>
          </chart:axis>
          <chart:series chart:style-name="ch7" chart:values-cell-range-address="Sheet1.B9:Sheet1.B60" loext:label-string="accuracy_w.r.t.mean" chart:class="chart:line">
            <chart:data-point chart:repeated="52"/>
          </chart:series>
          <chart:series chart:style-name="ch8" chart:values-cell-range-address="Sheet1.D9:Sheet1.D60" loext:label-string="dataset_score" chart:class="chart:line">
            <chart:data-point chart:repeated="5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y_w.r.t.mean</text:p>
              </table:table-cell>
              <table:table-cell office:value-type="string">
                <text:p>dataset_score</text:p>
              </table:table-cell>
            </table:table-row>
          </table:table-header-rows>
          <table:table-rows>
            <table:table-row>
              <table:table-cell office:value-type="string">
                <text:p>N</text:p>
                <draw:g>
                  <svg:desc>Sheet1.A9:Sheet1.A60</svg:desc>
                </draw:g>
              </table:table-cell>
              <table:table-cell office:value-type="float" office:value="NaN">
                <text:p>NaN</text:p>
                <draw:g>
                  <svg:desc>Sheet1.B9:Sheet1.B60</svg:desc>
                </draw:g>
              </table:table-cell>
              <table:table-cell office:value-type="float" office:value="NaN">
                <text:p>NaN</text:p>
                <draw:g>
                  <svg:desc>Sheet1.D9:Sheet1.D60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7.9870233852581">
                <text:p>87.9870233852581</text:p>
              </table:table-cell>
              <table:table-cell office:value-type="float" office:value="20.1930699975899">
                <text:p>20.193069997589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88.0191032324242">
                <text:p>88.0191032324242</text:p>
              </table:table-cell>
              <table:table-cell office:value-type="float" office:value="20.611099915408">
                <text:p>20.61109991540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88.0738084335828">
                <text:p>88.0738084335828</text:p>
              </table:table-cell>
              <table:table-cell office:value-type="float" office:value="21.4672391548965">
                <text:p>21.467239154896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88.0366303788436">
                <text:p>88.0366303788436</text:p>
              </table:table-cell>
              <table:table-cell office:value-type="float" office:value="21.4528811325967">
                <text:p>21.452881132596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88.0637877555829">
                <text:p>88.0637877555829</text:p>
              </table:table-cell>
              <table:table-cell office:value-type="float" office:value="21.6408859631864">
                <text:p>21.640885963186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88.0656771344176">
                <text:p>88.0656771344176</text:p>
              </table:table-cell>
              <table:table-cell office:value-type="float" office:value="22.464817361946">
                <text:p>22.46481736194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8.2388890736903">
                <text:p>88.2388890736903</text:p>
              </table:table-cell>
              <table:table-cell office:value-type="float" office:value="21.6408859631864">
                <text:p>21.640885963186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88.2762395944399">
                <text:p>88.2762395944399</text:p>
              </table:table-cell>
              <table:table-cell office:value-type="float" office:value="22.6545518458434">
                <text:p>22.654551845843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88.2911680727035">
                <text:p>88.2911680727035</text:p>
              </table:table-cell>
              <table:table-cell office:value-type="float" office:value="22.6545518458434">
                <text:p>22.654551845843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88.2846525483985">
                <text:p>88.2846525483985</text:p>
              </table:table-cell>
              <table:table-cell office:value-type="float" office:value="22.5267839117079">
                <text:p>22.526783911707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8.3255751575042">
                <text:p>88.3255751575042</text:p>
              </table:table-cell>
              <table:table-cell office:value-type="float" office:value="22.9004462610468">
                <text:p>22.900446261046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88.3508176552542">
                <text:p>88.3508176552542</text:p>
              </table:table-cell>
              <table:table-cell office:value-type="float" office:value="23.0681425765769">
                <text:p>23.068142576576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87.8195637623616">
                <text:p>87.8195637623616</text:p>
              </table:table-cell>
              <table:table-cell office:value-type="float" office:value="17.0193876528059">
                <text:p>17.019387652805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87.1971272313028">
                <text:p>87.1971272313028</text:p>
              </table:table-cell>
              <table:table-cell office:value-type="float" office:value="9.49904808746364">
                <text:p>9.4990480874636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87.1746994448766">
                <text:p>87.1746994448766</text:p>
              </table:table-cell>
              <table:table-cell office:value-type="float" office:value="8.96551238096038">
                <text:p>8.9655123809603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87.2475793368019">
                <text:p>87.2475793368019</text:p>
              </table:table-cell>
              <table:table-cell office:value-type="float" office:value="9.62665274883427">
                <text:p>9.6266527488342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87.5436839397999">
                <text:p>87.5436839397999</text:p>
              </table:table-cell>
              <table:table-cell office:value-type="float" office:value="13.139849691002">
                <text:p>13.13984969100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87.6810575652051">
                <text:p>87.6810575652051</text:p>
              </table:table-cell>
              <table:table-cell office:value-type="float" office:value="14.3956273364909">
                <text:p>14.395627336490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87.6205806386175">
                <text:p>87.6205806386175</text:p>
              </table:table-cell>
              <table:table-cell office:value-type="float" office:value="14.352394870002">
                <text:p>14.35239487000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87.86085487612">
                <text:p>87.86085487612</text:p>
              </table:table-cell>
              <table:table-cell office:value-type="float" office:value="16.8965413506794">
                <text:p>16.896541350679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87.8635139691521">
                <text:p>87.8635139691521</text:p>
              </table:table-cell>
              <table:table-cell office:value-type="float" office:value="16.7291593867054">
                <text:p>16.7291593867054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87.852600241462">
                <text:p>87.852600241462</text:p>
              </table:table-cell>
              <table:table-cell office:value-type="float" office:value="16.4720195155348">
                <text:p>16.472019515534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87.9767305442541">
                <text:p>87.9767305442541</text:p>
              </table:table-cell>
              <table:table-cell office:value-type="float" office:value="17.1982185135362">
                <text:p>17.1982185135362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87.9382188494771">
                <text:p>87.9382188494771</text:p>
              </table:table-cell>
              <table:table-cell office:value-type="float" office:value="16.2387021830996">
                <text:p>16.2387021830996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87.8747442000029">
                <text:p>87.8747442000029</text:p>
              </table:table-cell>
              <table:table-cell office:value-type="float" office:value="15.1009091390831">
                <text:p>15.100909139083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87.9574371527708">
                <text:p>87.9574371527708</text:p>
              </table:table-cell>
              <table:table-cell office:value-type="float" office:value="16.1094218632649">
                <text:p>16.109421863264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88.0591891666388">
                <text:p>88.0591891666388</text:p>
              </table:table-cell>
              <table:table-cell office:value-type="float" office:value="17.4076917504846">
                <text:p>17.4076917504846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87.9964248641716">
                <text:p>87.9964248641716</text:p>
              </table:table-cell>
              <table:table-cell office:value-type="float" office:value="16.7389108458241">
                <text:p>16.738910845824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87.9925711029349">
                <text:p>87.9925711029349</text:p>
              </table:table-cell>
              <table:table-cell office:value-type="float" office:value="17.1125545570403">
                <text:p>17.1125545570403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86.4582960985792">
                <text:p>86.4582960985792</text:p>
              </table:table-cell>
              <table:table-cell office:value-type="float" office:value="3.45437856723466">
                <text:p>3.4543785672346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83.1761589015301">
                <text:p>83.1761589015301</text:p>
              </table:table-cell>
              <table:table-cell office:value-type="float" office:value="-32.3075953111197">
                <text:p>-32.3075953111197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82.8191106009151">
                <text:p>82.8191106009151</text:p>
              </table:table-cell>
              <table:table-cell office:value-type="float" office:value="-29.64993447">
                <text:p>-29.64993447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83.2008978866687">
                <text:p>83.2008978866687</text:p>
              </table:table-cell>
              <table:table-cell office:value-type="float" office:value="-30.592636887">
                <text:p>-30.592636887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83.1106395948056">
                <text:p>83.1106395948056</text:p>
              </table:table-cell>
              <table:table-cell office:value-type="float" office:value="-43.609654037">
                <text:p>-43.609654037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82.3970767498004">
                <text:p>82.3970767498004</text:p>
              </table:table-cell>
              <table:table-cell office:value-type="float" office:value="-43.609654">
                <text:p>-43.60965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82.6660159952269">
                <text:p>82.6660159952269</text:p>
              </table:table-cell>
              <table:table-cell office:value-type="float" office:value="-37.55408167">
                <text:p>-37.55408167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82.2980777983506">
                <text:p>82.2980777983506</text:p>
              </table:table-cell>
              <table:table-cell office:value-type="float" office:value="-59.22987">
                <text:p>-59.22987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82.3639856377962">
                <text:p>82.3639856377962</text:p>
              </table:table-cell>
              <table:table-cell office:value-type="float" office:value="-59.074637">
                <text:p>-59.074637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87.5254881030639">
                <text:p>87.5254881030639</text:p>
              </table:table-cell>
              <table:table-cell office:value-type="float" office:value="11.2528067164">
                <text:p>11.2528067164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87.213034101476">
                <text:p>87.213034101476</text:p>
              </table:table-cell>
              <table:table-cell office:value-type="float" office:value="11.694">
                <text:p>11.69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87.1860547470854">
                <text:p>87.1860547470854</text:p>
              </table:table-cell>
              <table:table-cell office:value-type="float" office:value="2.25141653598">
                <text:p>2.25141653598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87.1071899387071">
                <text:p>87.1071899387071</text:p>
              </table:table-cell>
              <table:table-cell office:value-type="float" office:value="3.3167104342715">
                <text:p>3.3167104342715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87.1230908769834">
                <text:p>87.1230908769834</text:p>
              </table:table-cell>
              <table:table-cell office:value-type="float" office:value="0.6972246267">
                <text:p>0.6972246267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87.0418944071144">
                <text:p>87.0418944071144</text:p>
              </table:table-cell>
              <table:table-cell office:value-type="float" office:value="-1.299">
                <text:p>-1.299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82.1513011015589">
                <text:p>82.1513011015589</text:p>
              </table:table-cell>
              <table:table-cell office:value-type="float" office:value="-51.553924">
                <text:p>-51.55392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81.7350289143417">
                <text:p>81.7350289143417</text:p>
              </table:table-cell>
              <table:table-cell office:value-type="float" office:value="-54.16485">
                <text:p>-54.1648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81.6442760627504">
                <text:p>81.6442760627504</text:p>
              </table:table-cell>
              <table:table-cell office:value-type="float" office:value="-54.164853">
                <text:p>-54.164853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81.6110898431927">
                <text:p>81.6110898431927</text:p>
              </table:table-cell>
              <table:table-cell office:value-type="float" office:value="-66.7197964">
                <text:p>-66.7197964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81.7281918380703">
                <text:p>81.7281918380703</text:p>
              </table:table-cell>
              <table:table-cell office:value-type="float" office:value="-67.2518275">
                <text:p>-67.2518275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82.5020213837219">
                <text:p>82.5020213837219</text:p>
              </table:table-cell>
              <table:table-cell office:value-type="float" office:value="-64.8672663193">
                <text:p>-64.867266319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82.5020213837219">
                <text:p>82.5020213837219</text:p>
              </table:table-cell>
              <table:table-cell office:value-type="float" office:value="-57.8075246">
                <text:p>-57.80752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